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fo:min-height="13.86cm"/>
    </style:style>
    <style:style style:name="pr9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text:enable-numbering="true" fo:margin-left="1.2cm" fo:margin-right="0cm" fo:text-indent="-0.9cm"/>
    </style:style>
    <style:style style:name="P1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margin-left="1.2cm" fo:margin-right="0cm" fo:text-indent="-0.9cm"/>
      <style:text-properties fo:font-size="22pt"/>
    </style:style>
    <style:style style:name="P14" style:family="paragraph">
      <style:paragraph-properties text:enable-numbering="false" fo:margin-left="1.2cm" fo:margin-right="0cm" fo:text-indent="-0.9cm"/>
      <style:text-properties fo:color="#23ff23" fo:font-size="24pt" fo:font-weight="bold"/>
    </style:style>
    <style:style style:name="P15" style:family="paragraph">
      <style:paragraph-properties fo:margin-left="4.8cm" fo:margin-right="0cm" fo:text-indent="-0.6cm"/>
    </style:style>
    <style:style style:name="P16" style:family="paragraph">
      <style:paragraph-properties text:enable-numbering="false" fo:margin-left="2.4cm" fo:margin-right="0cm" fo:text-indent="-0.8cm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 fo:font-size="24pt" fo:font-weight="bold"/>
    </style:style>
    <style:style style:name="T4" style:family="text">
      <style:text-properties fo:color="#23ff23" fo:font-weight="bold"/>
    </style:style>
    <style:style style:name="T5" style:family="text">
      <style:text-properties fo:color="#23ff23"/>
    </style:style>
    <style:style style:name="T6" style:family="text">
      <style:text-properties fo:font-size="24pt"/>
    </style:style>
    <style:style style:name="T7" style:family="text">
      <style:text-properties fo:color="#ffff00" fo:font-size="24pt"/>
    </style:style>
    <style:style style:name="T8" style:family="text">
      <style:text-properties fo:color="#23ff23" fo:font-size="20pt" fo:font-weight="bold"/>
    </style:style>
    <style:style style:name="T9" style:family="text">
      <style:text-properties fo:color="#ffff00" fo:font-size="20pt" fo:font-weight="bold"/>
    </style:style>
    <style:style style:name="T10" style:family="text">
      <style:text-properties fo:color="#ccccff"/>
    </style:style>
    <style:style style:name="T11" style:family="text">
      <style:text-properties fo:font-size="20pt" fo:font-weight="bold"/>
    </style:style>
    <style:style style:name="T12" style:family="text">
      <style:text-properties fo:color="#ccccff" fo:font-size="20pt" fo:font-weight="bold"/>
    </style:style>
    <style:style style:name="T13" style:family="text">
      <style:text-properties fo:color="#ffffff" fo:font-size="20pt" fo:font-weight="bold"/>
    </style:style>
    <style:style style:name="T14" style:family="text">
      <style:text-properties fo:color="#ff8080" fo:font-size="20pt" fo:font-weight="bold"/>
    </style:style>
    <style:style style:name="T15" style:family="text">
      <style:text-properties fo:color="#23ff23" fo:font-size="26pt" fo:font-weight="normal"/>
    </style:style>
    <style:style style:name="T16" style:family="text">
      <style:text-properties fo:color="#ffffff" fo:font-size="26pt" fo:font-weight="normal"/>
    </style:style>
    <style:style style:name="T17" style:family="text">
      <style:text-properties fo:color="#ffff00" fo:font-size="26pt" fo:font-weight="normal"/>
    </style:style>
    <style:style style:name="T18" style:family="text">
      <style:text-properties fo:color="#ffffff" fo:font-size="24pt"/>
    </style:style>
    <style:style style:name="T19" style:family="text">
      <style:text-properties fo:color="#ffff00" fo:font-size="24pt" fo:font-weight="normal"/>
    </style:style>
    <style:style style:name="T20" style:family="text">
      <style:text-properties fo:color="#ffffff" fo:font-size="24pt" fo:font-weight="normal"/>
    </style:style>
    <style:style style:name="T21" style:family="text">
      <style:text-properties fo:font-size="22pt"/>
    </style:style>
    <style:style style:name="T22" style:family="text">
      <style:text-properties fo:color="#ffff00" fo:font-size="22pt"/>
    </style:style>
    <style:style style:name="T23" style:family="text">
      <style:text-properties fo:color="#3deb3d" fo:font-size="24pt" fo:font-style="normal" fo:font-weight="bold"/>
    </style:style>
    <style:style style:name="T24" style:family="text">
      <style:text-properties fo:color="#ff8080" fo:font-size="24pt" fo:font-style="normal" fo:font-weight="bold"/>
    </style:style>
    <style:style style:name="T25" style:family="text">
      <style:text-properties fo:color="#ffffff" fo:font-size="26pt"/>
    </style:style>
    <style:style style:name="T26" style:family="text">
      <style:text-properties fo:color="#ffff00" fo:font-size="26pt"/>
    </style:style>
    <style:style style:name="T27" style:family="text">
      <style:text-properties fo:color="#ccccff" fo:font-size="26pt" fo:font-weight="normal"/>
    </style:style>
    <style:style style:name="T28" style:family="text">
      <style:text-properties fo:color="#ff8080" fo:font-size="24pt" fo:font-weight="bold"/>
    </style:style>
    <style:style style:name="T29" style:family="text">
      <style:text-properties fo:color="#ffffff" fo:font-size="20pt" fo:font-weight="normal"/>
    </style:style>
    <style:style style:name="T30" style:family="text">
      <style:text-properties fo:color="#3deb3d"/>
    </style:style>
    <style:style style:name="T31" style:family="text">
      <style:text-properties fo:color="#ffff00" fo:font-size="28pt" fo:font-weight="normal"/>
    </style:style>
    <style:style style:name="T32" style:family="text">
      <style:text-properties fo:color="#ffffff" fo:font-size="28pt" fo:font-weight="normal"/>
    </style:style>
    <style:style style:name="T33" style:family="text">
      <style:text-properties fo:color="#23ff23" fo:font-size="28pt" fo:font-weight="normal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list-level-position-and-space-mode="label-width-and-position" text:space-before="4.2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list-level-position-and-space-mode="label-width-and-position"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functions, recursion</presentation:footer-decl>
      <presentation:footer-decl presentation:name="ftr2">CMPTxxxx</presentation:footer-decl>
      <presentation:footer-decl presentation:name="ftr3">CMPT14x: §4.1-4.5</presentation:footer-decl>
      <presentation:date-time-decl presentation:name="dtd1" presentation:source="fixed">29 Sep 2008</presentation:date-time-decl>
      <presentation:date-time-decl presentation:name="dtd2" presentation:source="current-date" style:data-style-name="D3"/>
      <presentation:date-time-decl presentation:name="dtd3" presentation:source="fixed">21 Sep 2007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Functions, ROT13, Recursion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29 Sep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ome debugging tip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Do <text:span text:style-name="T1">hand-simulation</text:span> on your code</text:p>
              </text:list-item>
              <text:list-item>
                <text:p text:style-name="P4">Use <text:span text:style-name="T1">print</text:span> statements liberally</text:p>
              </text:list-item>
              <text:list-item>
                <text:p text:style-name="P4">Double-check for <text:span text:style-name="T1">off-by-one</text:span> errors</text:p>
                <text:list>
                  <text:list-item>
                    <text:p text:style-name="P5">Especially in counting <text:span text:style-name="T1">loops</text:span><text:span text:style-name="T2">: </text:span><text:span text:style-name="T1">for, range()</text:span></text:p>
                  </text:list-item>
                </text:list>
              </text:list-item>
              <text:list-item>
                <text:p text:style-name="P4">Try a <text:span text:style-name="T1">stub</text:span> program first</text:p>
                <text:list>
                  <text:list-item>
                    <text:p text:style-name="P5">General structure of full program</text:p>
                  </text:list-item>
                  <text:list-item>
                    <text:p text:style-name="P5">Skip over computation/processing</text:p>
                    <text:list>
                      <text:list-item>
                        <text:p text:style-name="P6">Use <text:span text:style-name="T1">dummy</text:span> values for output</text:p>
                      </text:list-item>
                    </text:list>
                  </text:list-item>
                </text:list>
              </text:list-item>
              <text:list-item>
                <text:p text:style-name="P4">Check out the <text:span text:style-name="T1">debugger</text:span> in ID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unctions in Python</text:p>
          </draw:text-box>
        </draw:frame>
        <draw:frame presentation:style-name="pr5" draw:text-style-name="P9" draw:layer="layout" svg:width="25.199cm" svg:height="15.668cm" svg:x="1.4cm" svg:y="4.507cm" presentation:class="outline" presentation:user-transformed="true">
          <draw:text-box>
            <text:list text:style-name="L3">
              <text:list-item>
                <text:p text:style-name="P4">It turns out that in Python, <text:span text:style-name="T1">every</text:span> procedure returns a value</text:p>
                <text:list>
                  <text:list-item>
                    <text:p text:style-name="P5"><text:span text:style-name="T3">def print_usage():</text:span></text:p>
                  </text:list-item>
                </text:list>
              </text:list-item>
            </text:list>
            <text:p text:style-name="P8"><text:span text:style-name="T4">"""Print a brief help text."""</text:span></text:p>
            <text:p text:style-name="P8"><text:span text:style-name="T4">print "This is how to use this program...."</text:span></text:p>
            <text:list text:continue-numbering="true" text:style-name="L3">
              <text:list-item>
                <text:p text:style-name="P4">If <text:span text:style-name="T1">no</text:span> explicit <text:span text:style-name="T5">return</text:span> statement or return without a <text:span text:style-name="T1">value</text:span>, then the special <text:span text:style-name="T5">None</text:span> value is returned</text:p>
              </text:list-item>
              <text:list-item>
                <text:p text:style-name="P4">Must use <text:span text:style-name="T1">parentheses</text:span> when invoking procedures</text:p>
                <text:list>
                  <text:list-item>
                    <text:p text:style-name="P5"><text:span text:style-name="T6">Even those </text:span><text:span text:style-name="T7">without</text:span><text:span text:style-name="T6"> arguments: </text:span><text:span text:style-name="T3">print_usage()</text:span></text:p>
                  </text:list-item>
                  <text:list-item>
                    <text:p text:style-name="P5"><text:span text:style-name="T6">Otherwise you get the </text:span><text:span text:style-name="T7">function objec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Predicates: pre-/post- conditions</text:p>
          </draw:text-box>
        </draw:frame>
        <draw:frame presentation:style-name="pr8" draw:text-style-name="P4" draw:layer="layout" svg:width="25.199cm" svg:height="16.238cm" svg:x="1.4cm" svg:y="4.507cm" presentation:class="outline" presentation:user-transformed="true">
          <draw:text-box>
            <text:p text:style-name="P8"><text:span text:style-name="T3">def ASCII_to_char(code):</text:span></text:p>
            <text:p text:style-name="P10"><text:span text:style-name="T3">"""Convert from a numerical ASCII code</text:span></text:p>
            <text:p text:style-name="P10"><text:span text:style-name="T3">to the corresponding character.</text:span></text:p>
            <text:p text:style-name="P10"><text:span text:style-name="T3">"""</text:span></text:p>
            <text:p text:style-name="P10"><text:span text:style-name="T3">return chr(code)</text:span></text:p>
            <text:list text:style-name="L3">
              <text:list-item>
                <text:p text:style-name="P4">The parameter <text:span text:style-name="T5">code</text:span> needs to be &lt;128: either</text:p>
                <text:list>
                  <text:list-item>
                    <text:p text:style-name="P5">State <text:span text:style-name="T1">preconditions</text:span> clearly in docstring:</text:p>
                    <text:list>
                      <text:list-item>
                        <text:p text:style-name="P6"><text:span text:style-name="T3">"""pre: code is an integer between 1 and 128</text:span></text:p>
                      </text:list-item>
                      <text:list-item>
                        <text:p text:style-name="P6"><text:span text:style-name="T3">post: returns the corresponding character."""</text:span></text:p>
                      </text:list-item>
                    </text:list>
                  </text:list-item>
                  <text:list-item>
                    <text:p text:style-name="P5">Or code <text:span text:style-name="T1">error-checking</text:span> in the function:</text:p>
                    <text:list>
                      <text:list-item>
                        <text:p text:style-name="P6"><text:span text:style-name="T4">if code &gt;= 128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error-handling</text:p>
          </draw:text-box>
        </draw:frame>
        <draw:frame presentation:style-name="pr8" draw:text-style-name="P4" draw:layer="layout" svg:width="25.199cm" svg:height="13.86cm" svg:x="1.4cm" svg:y="4.507cm" presentation:class="outline" presentation:user-transformed="true">
          <draw:text-box>
            <text:p text:style-name="P8"><text:span text:style-name="T3">def ASCII_to_char(code):</text:span></text:p>
            <text:p text:style-name="P10"><text:span text:style-name="T3">"""Convert from a numerical ASCII code</text:span></text:p>
            <text:p text:style-name="P10"><text:span text:style-name="T3">to the corresponding character.</text:span></text:p>
            <text:p text:style-name="P10"><text:span text:style-name="T3"/></text:p>
            <text:p text:style-name="P10"><text:span text:style-name="T3">pre: code is an integer</text:span></text:p>
            <text:p text:style-name="P10"><text:span text:style-name="T3">post: returns the corresponding character</text:span></text:p>
            <text:p text:style-name="P10"><text:span text:style-name="T3">"""</text:span></text:p>
            <text:p text:style-name="P10"><text:span text:style-name="T3">if (code &lt;= 0) or (code &gt;= 128):</text:span></text:p>
            <text:p text:style-name="P11"><text:span text:style-name="T3">print "ASCII_to_char(): needs to be &lt;128"</text:span></text:p>
            <text:p text:style-name="P10"><text:span text:style-name="T3">else:</text:span></text:p>
            <text:p text:style-name="P11"><text:span text:style-name="T3">return chr(code)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Call-by-value and call-by-reference</text:p>
          </draw:text-box>
        </draw:frame>
        <draw:frame presentation:style-name="pr5" draw:text-style-name="P4" draw:layer="layout" svg:width="25.199cm" svg:height="15.222cm" svg:x="1.4cm" svg:y="4.507cm" presentation:class="outline" presentation:user-transformed="true">
          <draw:text-box>
            <text:list text:style-name="L3">
              <text:list-item>
                <text:p text:style-name="P4"><text:span text:style-name="T6">In other languages procedures can have </text:span><text:span text:style-name="T7">side effects</text:span><text:span text:style-name="T6">: (M2)</text:span></text:p>
              </text:list-item>
            </text:list>
            <text:p text:style-name="P8"><text:span text:style-name="T8">PROCEDURE DoubleThis(</text:span><text:span text:style-name="T9">VAR</text:span><text:span text:style-name="T8"> x: INT);</text:span></text:p>
            <text:p text:style-name="P8"><text:span text:style-name="T8">BEGIN</text:span></text:p>
            <text:p text:style-name="P10"><text:span text:style-name="T8">x := x * 2;</text:span></text:p>
            <text:p text:style-name="P8"><text:span text:style-name="T8">END DoubleThis;</text:span><text:span text:style-name="T8"><text:line-break/></text:span><text:span text:style-name="T8"/></text:p>
            <text:p text:style-name="P8"><text:span text:style-name="T8">numApples := 5;</text:span></text:p>
            <text:p text:style-name="P8"><text:span text:style-name="T8">DoubleThis(numApples);</text:span></text:p>
            <text:list text:continue-numbering="true" text:style-name="L3">
              <text:list-item>
                <text:p text:style-name="P4"><text:span text:style-name="T7">Call-by-value</text:span><text:span text:style-name="T6"> means that the value in the actual parameter is </text:span><text:span text:style-name="T7">copied</text:span><text:span text:style-name="T6"> into the formal parameter</text:span></text:p>
              </text:list-item>
              <text:list-item>
                <text:p text:style-name="P4"><text:span text:style-name="T7">Call-by-reference</text:span><text:span text:style-name="T6"> means that the formal parameter is a </text:span><text:span text:style-name="T7">reference</text:span><text:span text:style-name="T6"> to the actual parameter, so it can </text:span><text:span text:style-name="T7">modify</text:span><text:span text:style-name="T6"> the value of the actual parameter (side effects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is both CBV and CBR</text:p>
          </draw:text-box>
        </draw:frame>
        <draw:frame presentation:style-name="pr5" draw:text-style-name="P9" draw:layer="layout" svg:width="25.199cm" svg:height="16.273cm" svg:x="1.4cm" svg:y="4.507cm" presentation:class="outline" presentation:user-transformed="true">
          <draw:text-box>
            <text:list text:style-name="L3">
              <text:list-item>
                <text:p text:style-name="P4">In <text:span text:style-name="T1">M2</text:span>, parameters are <text:span text:style-name="T5">call-by-value</text:span></text:p>
                <text:list>
                  <text:list-item>
                    <text:p text:style-name="P5">Unless the formal parameter is prefixed with “<text:span text:style-name="T10">VAR</text:span>”: then it's <text:span text:style-name="T5">call-by-reference</text:span></text:p>
                  </text:list-item>
                </text:list>
              </text:list-item>
              <text:list-item>
                <text:p text:style-name="P4">In <text:span text:style-name="T1">C</text:span>, parameters are <text:span text:style-name="T5">call-by-value</text:span></text:p>
                <text:list>
                  <text:list-item>
                    <text:p text:style-name="P5">But you can make a parameter be a “<text:span text:style-name="T5">pointer</text:span>”</text:p>
                  </text:list-item>
                </text:list>
              </text:list-item>
              <text:list-item>
                <text:p text:style-name="P4"><text:span text:style-name="T1">Python</text:span> is a little complicated: roughly speaking,</text:p>
                <text:list>
                  <text:list-item>
                    <text:p text:style-name="P5"><text:span text:style-name="T1">Immutable</text:span> objects <text:span text:style-name="T10">(7, -3.5, False)</text:span><text:span text:style-name="T10"><text:line-break/></text:span>are <text:span text:style-name="T5">call-by-value</text:span></text:p>
                  </text:list-item>
                  <text:list-item>
                    <text:p text:style-name="P5"><text:span text:style-name="T1">Mutable</text:span> objects <text:span text:style-name="T10">(lists, user-defined objects)</text:span> are <text:span text:style-name="T5">call-by-refere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6.305cm" svg:height="3.178cm" svg:x="1cm" svg:y="0.337cm" presentation:class="title" presentation:user-transformed="true">
          <draw:text-box>
            <text:p text:style-name="P1">Example of CBV in Python</text:p>
          </draw:text-box>
        </draw:frame>
        <draw:frame presentation:style-name="pr5" draw:text-style-name="P4" draw:layer="layout" svg:width="25.27cm" svg:height="14.267cm" svg:x="1.4cm" svg:y="4.507cm" presentation:class="outline" presentation:user-transformed="true">
          <draw:text-box>
            <text:p text:style-name="P12"><text:span text:style-name="T9">def</text:span><text:span text:style-name="T11"> </text:span><text:span text:style-name="T8">double_this(x):</text:span></text:p>
            <text:p text:style-name="P8"><text:span text:style-name="T8">”””</text:span><text:span text:style-name="T8">Double whatever is passed as a parameter.”””</text:span></text:p>
            <text:p text:style-name="P8"><text:span text:style-name="T11">x *= 2</text:span></text:p>
            <text:p text:style-name="P12"><text:span text:style-name="T12"/></text:p>
            <text:p text:style-name="P12"><text:span text:style-name="T13">numApples = 5</text:span></text:p>
            <text:p text:style-name="P12"><text:span text:style-name="T8">double_this(</text:span><text:span text:style-name="T13">5</text:span><text:span text:style-name="T8">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4"># x == 10</text:span></text:p>
            <text:p text:style-name="P12"><text:span text:style-name="T8">double_this(</text:span><text:span text:style-name="T13">numApples</text:span><text:span text:style-name="T8">)</text:span><text:span text:style-name="T8"><text:tab/></text:span><text:span text:style-name="T8"><text:tab/></text:span><text:span text:style-name="T8"><text:tab/></text:span><text:span text:style-name="T14"># x == 10</text:span></text:p>
            <text:p text:style-name="P12"><text:span text:style-name="T8">double_this(</text:span><text:span text:style-name="T13">“Hello”</text:span><text:span text:style-name="T8">)</text:span><text:span text:style-name="T8"><text:tab/></text:span><text:span text:style-name="T8"><text:tab/></text:span><text:span text:style-name="T8"><text:tab/></text:span><text:span text:style-name="T8"><text:tab/></text:span><text:span text:style-name="T14"># x == “HelloHello”</text:span></text:p>
            <text:p text:style-name="P12"><text:span text:style-name="T8"/></text:p>
            <text:list text:style-name="L3">
              <text:list-item>
                <text:p text:style-name="P4"><text:span text:style-name="T15">double_this() </text:span><text:span text:style-name="T16">has the ability to modify the </text:span><text:span text:style-name="T17">global</text:span><text:span text:style-name="T16"> </text:span><text:span text:style-name="T15">numApples</text:span><text:span text:style-name="T16">, but it doesn't because the changes are only done to the </text:span><text:span text:style-name="T17">local</text:span><text:span text:style-name="T16"> formal parameter </text:span><text:span text:style-name="T15">x</text:span><text:span text:style-name="T16">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fun example: ROT13</text:p>
          </draw:text-box>
        </draw:frame>
        <draw:frame presentation:style-name="pr5" draw:text-style-name="P9" draw:layer="layout" svg:width="25.199cm" svg:height="16.121cm" svg:x="1.4cm" svg:y="4.507cm" presentation:class="outline" presentation:user-transformed="true">
          <draw:text-box>
            <text:list text:style-name="L3">
              <text:list-item>
                <text:p text:style-name="P4"><text:span text:style-name="T1">Task</text:span>: Translate characters into <text:span text:style-name="T1">ROT13</text:span> one line at a time</text:p>
                <text:list>
                  <text:list-item>
                    <text:p text:style-name="P5"><text:span text:style-name="T1">ROT13</text:span>:</text:p>
                    <text:list>
                      <text:list-item>
                        <text:p text:style-name="P6">Treat each <text:span text:style-name="T1">letter</text:span> A-Z as a <text:span text:style-name="T1">number</text:span> between 1-26,</text:p>
                      </text:list-item>
                      <text:list-item>
                        <text:p text:style-name="P6">Add <text:span text:style-name="T1">13</text:span> to the number and wrap-around if necessary</text:p>
                      </text:list-item>
                      <text:list-item>
                        <text:p text:style-name="P6">Convert back to a <text:span text:style-name="T1">letter</text:span></text:p>
                      </text:list-item>
                      <text:list-item>
                        <text:p text:style-name="P6">Preserve <text:span text:style-name="T1">case</text:span></text:p>
                      </text:list-item>
                      <text:list-item>
                        <text:p text:style-name="P6"><text:span text:style-name="T2">Leave all non-letter characters alone</text:span></text:p>
                      </text:list-item>
                    </text:list>
                  </text:list-item>
                  <text:list-item>
                    <text:p text:style-name="P5">e.g., <text:span text:style-name="T5">ROT13 ('a') == 'n', ROT13 ('P') == 'C',</text:span><text:span text:style-name="T5"><text:line-break/></text:span><text:span text:style-name="T5">ROT13 ('#') == '#'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Problem restatement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<text:span text:style-name="T1">Input</text:span>:</text:p>
                <text:list>
                  <text:list-item>
                    <text:p text:style-name="P5">A sequence of <text:span text:style-name="T1">letters</text:span>, ending with a newline</text:p>
                  </text:list-item>
                </text:list>
              </text:list-item>
              <text:list-item>
                <text:p text:style-name="P4"><text:span text:style-name="T1">Computation</text:span>:</text:p>
                <text:list>
                  <text:list-item>
                    <text:p text:style-name="P5">Convert letter to <text:span text:style-name="T1">numerical</text:span> form</text:p>
                  </text:list-item>
                  <text:list-item>
                    <text:p text:style-name="P5">Add <text:span text:style-name="T1">13</text:span> and wrap-around if necessary</text:p>
                  </text:list-item>
                  <text:list-item>
                    <text:p text:style-name="P5">Convert back to <text:span text:style-name="T1">letter</text:span> form</text:p>
                  </text:list-item>
                </text:list>
              </text:list-item>
              <text:list-item>
                <text:p text:style-name="P4"><text:span text:style-name="T1">Output</text:span>:</text:p>
                <text:list>
                  <text:list-item>
                    <text:p text:style-name="P5">Print <text:span text:style-name="T1">ROT13</text:span>'d character to scree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ROT13: convert letters to number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How do we convert from a letter character to a <text:span text:style-name="T1">numerical</text:span> code?</text:p>
                <text:list>
                  <text:list-item>
                    <text:p text:style-name="P5">Use <text:span text:style-name="T5">ord(char)</text:span>: <text:span text:style-name="T1">testbed</text:span> program</text:p>
                  </text:list-item>
                </text:list>
              </text:list-item>
            </text:list>
            <text:p text:style-name="P8"><text:span text:style-name="T3">char = raw_input("Type one character: ")</text:span></text:p>
            <text:p text:style-name="P8"><text:span text:style-name="T3">print "The ASCII code for %s is %d." % \</text:span></text:p>
            <text:p text:style-name="P10"><text:span text:style-name="T3">(char, ord(char))</text:span></text:p>
            <text:list text:continue-numbering="true" text:style-name="L3">
              <text:list-item>
                <text:p text:style-name="P4"><text:span text:style-name="T2">ASCII codes: 'A' = </text:span><text:span text:style-name="T1">65</text:span><text:span text:style-name="T2">, 'Z' = </text:span><text:span text:style-name="T1">90</text:span><text:span text:style-name="T2">, 'a' = </text:span><text:span text:style-name="T1">97</text:span><text:span text:style-name="T2">, 'z' = </text:span><text:span text:style-name="T1">122</text:span></text:p>
              </text:list-item>
              <text:list-item>
                <text:p text:style-name="P4"><text:span text:style-name="T2">Convert back with </text:span><text:span text:style-name="T5">chr(cod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fun with strings</text:p>
          </draw:text-box>
        </draw:frame>
        <draw:frame presentation:style-name="pr5" draw:text-style-name="P4" draw:layer="layout" svg:width="25.199cm" svg:height="14.587cm" svg:x="1.4cm" svg:y="4.507cm" presentation:class="outline" presentation:user-transformed="true">
          <draw:text-box>
            <text:list text:style-name="L3">
              <text:list-item>
                <text:p text:style-name="P4"><text:span text:style-name="T6">How do we read one </text:span><text:span text:style-name="T7">character</text:span><text:span text:style-name="T6"> from a </text:span><text:span text:style-name="T7">string</text:span><text:span text:style-name="T6">?</text:span></text:p>
                <text:list>
                  <text:list-item>
                    <text:p text:style-name="P5"><text:span text:style-name="T6">In Python, characters are just strings of </text:span><text:span text:style-name="T7">length 1</text:span></text:p>
                  </text:list-item>
                  <text:list-item>
                    <text:p text:style-name="P5"><text:span text:style-name="T18">In C, M2, etc., strings are </text:span><text:span text:style-name="T7">arrays</text:span><text:span text:style-name="T18"> of characters</text:span></text:p>
                  </text:list-item>
                </text:list>
              </text:list-item>
              <text:list-item>
                <text:p text:style-name="P4"><text:span text:style-name="T7">Index</text:span><text:span text:style-name="T6"> into a string (more on array indexing later):</text:span></text:p>
                <text:list>
                  <text:list-item>
                    <text:list>
                      <text:list-item>
                        <text:p text:style-name="P6"><text:span text:style-name="T8">name = "Golden Delicious"</text:span></text:p>
                      </text:list-item>
                      <text:list-item>
                        <text:p text:style-name="P6"><text:span text:style-name="T8">name</text:span><text:span text:style-name="T9">[0]</text:span><text:span text:style-name="T8"> is 'G'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7">Length</text:span><text:span text:style-name="T6"> of a string:</text:span></text:p>
                <text:list>
                  <text:list-item>
                    <text:list>
                      <text:list-item>
                        <text:p text:style-name="P6"><text:span text:style-name="T9">len</text:span><text:span text:style-name="T8">(name) is 16</text:span></text:p>
                      </text:list-item>
                      <text:list-item>
                        <text:p text:style-name="P6"><text:span text:style-name="T8">name[</text:span><text:span text:style-name="T9">len</text:span><text:span text:style-name="T8">(name)-1] is 's'</text:span><text:span text:style-name="T8"><text:tab/></text:span><text:span text:style-name="T11"><text:tab/></text:span><text:span text:style-name="T14"># (the last character)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9">Iterate</text:span><text:span text:style-name="T20"> over string:</text:span></text:p>
                <text:list>
                  <text:list-item>
                    <text:list>
                      <text:list-item>
                        <text:p text:style-name="P6"><text:span text:style-name="T8">for idx in range(len(string))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Pseudocode</text:p>
          </draw:text-box>
        </draw:frame>
        <draw:frame presentation:style-name="pr5" draw:text-style-name="P13" draw:layer="layout" svg:width="25.199cm" svg:height="16.601cm" svg:x="1.4cm" svg:y="4.507cm" presentation:class="outline" presentation:user-transformed="true">
          <draw:text-box>
            <text:list text:style-name="L3">
              <text:list-item>
                <text:p text:style-name="P4"><text:span text:style-name="T21">Print </text:span><text:span text:style-name="T22">intro</text:span><text:span text:style-name="T21"> to the user</text:span></text:p>
              </text:list-item>
              <text:list-item>
                <text:p text:style-name="P4"><text:span text:style-name="T22">For</text:span><text:span text:style-name="T21"> each character in the string:</text:span></text:p>
                <text:list>
                  <text:list-item>
                    <text:p text:style-name="P5"><text:span text:style-name="T21">Convert to </text:span><text:span text:style-name="T22">ASCII</text:span><text:span text:style-name="T21"> numerical code</text:span></text:p>
                  </text:list-item>
                  <text:list-item>
                    <text:p text:style-name="P5"><text:span text:style-name="T21">If character is an </text:span><text:span text:style-name="T22">uppercase</text:span><text:span text:style-name="T21"> letter,</text:span></text:p>
                    <text:list>
                      <text:list-item>
                        <text:p text:style-name="P6"><text:span text:style-name="T21">Add </text:span><text:span text:style-name="T22">13</text:span><text:span text:style-name="T21"> to code</text:span></text:p>
                      </text:list-item>
                      <text:list-item>
                        <text:p text:style-name="P6"><text:span text:style-name="T21">If code is now beyond 'Z', subtract 26 (</text:span><text:span text:style-name="T22">wrap-around</text:span><text:span text:style-name="T21">)</text:span></text:p>
                      </text:list-item>
                    </text:list>
                  </text:list-item>
                  <text:list-item>
                    <text:p text:style-name="P5"><text:span text:style-name="T21">Else if character is a </text:span><text:span text:style-name="T22">lowercase</text:span><text:span text:style-name="T21"> letter,</text:span></text:p>
                    <text:list>
                      <text:list-item>
                        <text:p text:style-name="P6"><text:span text:style-name="T21">Add </text:span><text:span text:style-name="T22">13</text:span><text:span text:style-name="T21"> to code</text:span></text:p>
                      </text:list-item>
                      <text:list-item>
                        <text:p text:style-name="P6"><text:span text:style-name="T21">If code is now beyond 'z', subtract 26 (</text:span><text:span text:style-name="T22">wrap-around</text:span><text:span text:style-name="T21">)</text:span></text:p>
                      </text:list-item>
                    </text:list>
                  </text:list-item>
                  <text:list-item>
                    <text:p text:style-name="P5"><text:span text:style-name="T21">Else (any other kind of character),</text:span></text:p>
                    <text:list>
                      <text:list-item>
                        <text:p text:style-name="P6"><text:span text:style-name="T21">Leave it alone</text:span></text:p>
                      </text:list-item>
                    </text:list>
                  </text:list-item>
                  <text:list-item>
                    <text:p text:style-name="P5"><text:span text:style-name="T21">Convert numerical code back to </text:span><text:span text:style-name="T22">character</text:span><text:span text:style-name="T21"> and prin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How to test if upper/lower case?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Our pseudocode involves a test if the character is an <text:span text:style-name="T1">uppercase</text:span> letter or <text:span text:style-name="T1">lowercase</text:span> letter</text:p>
              </text:list-item>
              <text:list-item>
                <text:p text:style-name="P4">How to do that?</text:p>
              </text:list-item>
            </text:list>
            <text:p text:style-name="P4"><text:span text:style-name="T23"/></text:p>
            <text:p text:style-name="P12"><text:span text:style-name="T23">if (code &gt;= ord('a')) and (code &lt;= ord('z')):</text:span></text:p>
            <text:p text:style-name="P8"><text:span text:style-name="T24"># lowercase</text:span></text:p>
            <text:p text:style-name="P12"><text:span text:style-name="T23">elif (code &gt;= ord('A')) and (code &lt;= ord('Z')):</text:span></text:p>
            <text:p text:style-name="P8"><text:span text:style-name="T24"># uppercase</text:span></text:p>
            <text:p text:style-name="P12"><text:span text:style-name="T23">else:</text:span></text:p>
            <text:p text:style-name="P8"><text:span text:style-name="T24"># non-lette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ROT13: Stub program pseudocode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4"><text:span text:style-name="T22">For</text:span><text:span text:style-name="T21"> each character in the string:</text:span></text:p>
                <text:list>
                  <text:list-item>
                    <text:p text:style-name="P5"><text:span text:style-name="T21">Convert to </text:span><text:span text:style-name="T22">ASCII</text:span><text:span text:style-name="T21"> numerical code</text:span></text:p>
                  </text:list-item>
                  <text:list-item>
                    <text:p text:style-name="P5"><text:span text:style-name="T21">Convert back to </text:span><text:span text:style-name="T22">character</text:span></text:p>
                  </text:list-item>
                  <text:list-item>
                    <text:p text:style-name="P5"><text:span text:style-name="T22">Print</text:span><text:span text:style-name="T21"> ASCII code and converted character</text:span><text:span text:style-name="T22"><text:line-break/></text:span><text:span text:style-name="T22"><text:line-break/></text:span><text:span text:style-name="T22"/></text:p>
                  </text:list-item>
                </text:list>
              </text:list-item>
              <text:list-item>
                <text:p text:style-name="P4"><text:span text:style-name="T25">This </text:span><text:span text:style-name="T26">stub</text:span><text:span text:style-name="T25"> program allows us to test the char&lt;-&gt;ASCII </text:span><text:span text:style-name="T26">conversion</text:span><text:span text:style-name="T25"> process and the </text:span><text:span text:style-name="T26">string indexing</text:span></text:p>
              </text:list-item>
              <text:list-item>
                <text:p text:style-name="P4"><text:span text:style-name="T25">Tackle the </text:span><text:span text:style-name="T26">ROT13</text:span><text:span text:style-name="T25"> processing lat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7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Stub program code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p text:style-name="P4"><text:span text:style-name="T3">"""Convert to ASCII code and back."""</text:span></text:p>
            <text:p text:style-name="P4"><text:span text:style-name="T3">text = raw_input("Input text? ")</text:span></text:p>
            <text:p text:style-name="P4"><text:span text:style-name="T3">for idx in range(len(text)):</text:span></text:p>
            <text:p text:style-name="P12"><text:span text:style-name="T3">char = text[idx]</text:span></text:p>
            <text:p text:style-name="P12"><text:span text:style-name="T3">code = ord(char)</text:span></text:p>
            <text:p text:style-name="P12"><text:span text:style-name="T3">char = chr(code)</text:span></text:p>
            <text:p text:style-name="P12"><text:span text:style-name="T3">print char, code,</text:span></text:p>
            <text:p text:style-name="P12"><text:span text:style-name="T3"/></text:p>
            <text:list text:style-name="L3">
              <text:list-item>
                <text:p text:style-name="P4"><text:span text:style-name="T16">Sample input: </text:span><text:span text:style-name="T27">hiya</text:span></text:p>
              </text:list-item>
              <text:list-item>
                <text:p text:style-name="P4"><text:span text:style-name="T16">Sample output: </text:span><text:span text:style-name="T27">h 104 i 105 y 121 a 97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Full program code</text:p>
          </draw:text-box>
        </draw:frame>
        <draw:frame presentation:style-name="pr5" draw:text-style-name="P14" draw:layer="layout" svg:width="25.199cm" svg:height="16.799cm" svg:x="1.4cm" svg:y="4.507cm" presentation:class="outline" presentation:user-transformed="true">
          <draw:text-box>
            <text:p text:style-name="P4"><text:span text:style-name="T3">"""Apply ROT13 encoding."""</text:span></text:p>
            <text:p text:style-name="P4"><text:span text:style-name="T3">import sy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8"># sys.stdout.write()</text:span></text:p>
            <text:p text:style-name="P4"><text:span text:style-name="T28"/></text:p>
            <text:p text:style-name="P4"><text:span text:style-name="T3">text = raw_input("Input text? ")</text:span></text:p>
            <text:p text:style-name="P4"><text:span text:style-name="T3">for idx in range(len(text)):</text:span><text:span text:style-name="T3"><text:tab/></text:span><text:span text:style-name="T3"><text:tab/></text:span><text:span text:style-name="T3"><text:tab/></text:span><text:span text:style-name="T28"># iterate over string</text:span></text:p>
            <text:p text:style-name="P12"><text:span text:style-name="T3">char = text[idx]</text:span></text:p>
            <text:p text:style-name="P12"><text:span text:style-name="T3">code = ord(char)</text:span></text:p>
            <text:p text:style-name="P12"><text:span text:style-name="T23">if (code &gt;= ord('a')) and (code &lt;= ord('z')):</text:span><text:span text:style-name="T24"><text:tab/></text:span><text:span text:style-name="T24"># lower</text:span></text:p>
            <text:p text:style-name="P8"><text:span text:style-name="T23">code += 13</text:span></text:p>
            <text:p text:style-name="P8"><text:span text:style-name="T23">if code &gt; ord('z'):</text:span><text:span text:style-name="T23"><text:tab/></text:span><text:span text:style-name="T23"><text:tab/></text:span><text:span text:style-name="T23"><text:tab/></text:span><text:span text:style-name="T23"><text:tab/></text:span><text:span text:style-name="T24"># wraparound</text:span></text:p>
            <text:p text:style-name="P10"><text:span text:style-name="T23">code –= 26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Full program code, p.2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p text:style-name="P15"><text:span text:style-name="T23"/></text:p>
            <text:p text:style-name="P12"><text:span text:style-name="T23">elif (code &gt;= ord('A')) and (code &lt;= ord('Z')):</text:span><text:span text:style-name="T23"><text:tab/></text:span><text:span text:style-name="T24"># upper</text:span></text:p>
            <text:p text:style-name="P8"><text:span text:style-name="T23">code += 13</text:span></text:p>
            <text:p text:style-name="P8"><text:span text:style-name="T23">if code &gt; ord('Z'):</text:span><text:span text:style-name="T23"><text:tab/></text:span><text:span text:style-name="T23"><text:tab/></text:span><text:span text:style-name="T23"><text:tab/></text:span><text:span text:style-name="T24"># wraparound</text:span></text:p>
            <text:p text:style-name="P10"><text:span text:style-name="T23">code –= 26</text:span></text:p>
            <text:p text:style-name="P12"><text:span text:style-name="T23">char = chr(code)</text:span></text:p>
            <text:p text:style-name="P12"><text:span text:style-name="T3">sys.stdout.write(char)</text:span></text:p>
            <text:p text:style-name="P4"><text:span text:style-name="T3">print</text:span></text:p>
            <text:p text:style-name="P4"><text:span text:style-name="T3"/></text:p>
            <text:p text:style-name="P4"><text:span text:style-name="T29"><text:a xlink:href="http://twu.seanho.com/python/rot13.py">http://twu.seanho.com/python/rot13.py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OT13: Results and analysis</text:p>
          </draw:text-box>
        </draw:frame>
        <draw:frame presentation:style-name="pr5" draw:text-style-name="P4" draw:layer="layout" svg:width="25.199cm" svg:height="15.801cm" svg:x="1.4cm" svg:y="4.507cm" presentation:class="outline" presentation:user-transformed="true">
          <draw:text-box>
            <text:list text:style-name="L3">
              <text:list-item>
                <text:p text:style-name="P4">Input: <text:span text:style-name="T30">hiya</text:span></text:p>
                <text:list>
                  <text:list-item>
                    <text:p text:style-name="P5">Output: <text:span text:style-name="T10">uvln</text:span></text:p>
                  </text:list-item>
                </text:list>
              </text:list-item>
              <text:list-item>
                <text:p text:style-name="P4">Input: <text:span text:style-name="T30">uvln</text:span></text:p>
                <text:list>
                  <text:list-item>
                    <text:p text:style-name="P5">Output: <text:span text:style-name="T10">hiya</text:span></text:p>
                  </text:list-item>
                </text:list>
              </text:list-item>
              <text:list-item>
                <text:p text:style-name="P4">Input: <text:span text:style-name="T30">Hello World! <text:s/>This is a longer example.</text:span></text:p>
                <text:list>
                  <text:list-item>
                    <text:p text:style-name="P5">Output: <text:span text:style-name="T10">Uryyb Jbeyq! Guvf vf n ybatre rknzcyr.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4"><text:span text:style-name="T1">Generalizations</text:span><text:span text:style-name="T2">/extensions?</text:span></text:p>
                <text:list>
                  <text:list-item>
                    <text:p text:style-name="P5"><text:span text:style-name="T2">Handle multiple lines one line at a time?</text:span></text:p>
                    <text:list>
                      <text:list-item>
                        <text:p text:style-name="P6"><text:span text:style-name="T2">How to qui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ursion</text:p>
          </draw:text-box>
        </draw:frame>
        <draw:frame presentation:style-name="pr5" draw:text-style-name="P4" draw:layer="layout" svg:width="25.199cm" svg:height="14.815cm" svg:x="1.4cm" svg:y="4.507cm" presentation:class="outline" presentation:user-transformed="true">
          <draw:text-box>
            <text:list text:style-name="L3">
              <text:list-item>
                <text:p text:style-name="P4"><text:span text:style-name="T1">Recursion</text:span> is when a function invokes itself</text:p>
              </text:list-item>
              <text:list-item>
                <text:p text:style-name="P4">Classic example: <text:span text:style-name="T1">factorial</text:span> (!)</text:p>
                <text:list>
                  <text:list-item>
                    <text:p text:style-name="P5"><text:span text:style-name="T5">n! = n(n-1)(n-2)(n-3) ... (3)(2)(1)</text:span></text:p>
                  </text:list-item>
                  <text:list-item>
                    <text:p text:style-name="P5"><text:span text:style-name="T5">0! = 1</text:span></text:p>
                  </text:list-item>
                </text:list>
              </text:list-item>
              <text:list-item>
                <text:p text:style-name="P4">Compute <text:span text:style-name="T1">recursively</text:span>:</text:p>
                <text:list>
                  <text:list-item>
                    <text:p text:style-name="P5"><text:span text:style-name="T1">Inductive step</text:span>: <text:span text:style-name="T5">n! = n*(n-1)!</text:span></text:p>
                  </text:list-item>
                  <text:list-item>
                    <text:p text:style-name="P5"><text:span text:style-name="T1">Base case</text:span>: <text:span text:style-name="T5">0! = 1</text:span></text:p>
                  </text:list-item>
                </text:list>
              </text:list-item>
              <text:list-item>
                <text:p text:style-name="P4">Inductive step: <text:span text:style-name="T1">assume</text:span> <text:span text:style-name="T5">(n-1)!</text:span> is calculated correctly; then we can find <text:span text:style-name="T5">n!</text:span></text:p>
              </text:list-item>
              <text:list-item>
                <text:p text:style-name="P4">Base case is needed to tell us where to <text:span text:style-name="T1">star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actorial() in Python</text:p>
          </draw:text-box>
        </draw:frame>
        <draw:frame presentation:style-name="pr9" draw:text-style-name="P16" draw:layer="layout" svg:width="25.199cm" svg:height="14.267cm" svg:x="1.4cm" svg:y="4.507cm" presentation:class="outline" presentation:user-transformed="true">
          <draw:text-box>
            <text:p text:style-name="P12"><text:span text:style-name="T3">def factorial(n):</text:span></text:p>
            <text:p text:style-name="P8"><text:span text:style-name="T3">"""Calculate n!. <text:s/>n should be a positive integer."""</text:span></text:p>
            <text:p text:style-name="P8"><text:span text:style-name="T3">if n == 0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8"># base case</text:span></text:p>
            <text:p text:style-name="P10"><text:span text:style-name="T3">return 1</text:span></text:p>
            <text:p text:style-name="P8"><text:span text:style-name="T3">else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8"># inductive step</text:span></text:p>
            <text:p text:style-name="P10"><text:span text:style-name="T3">return n * factorial(n-1)</text:span></text:p>
            <text:p text:style-name="P10"><text:span text:style-name="T3"/></text:p>
            <text:list text:style-name="L3">
              <text:list-item>
                <text:p text:style-name="P4"><text:span text:style-name="T31">Progress</text:span><text:span text:style-name="T32"> is made each time: </text:span><text:span text:style-name="T33">factorial(n-1)</text:span></text:p>
              </text:list-item>
              <text:list-item>
                <text:p text:style-name="P4"><text:span text:style-name="T32">Base case prevents </text:span><text:span text:style-name="T31">infinite</text:span><text:span text:style-name="T32"> recursion</text:span></text:p>
              </text:list-item>
              <text:list-item>
                <text:p text:style-name="P4"><text:span text:style-name="T32">What about</text:span><text:span text:style-name="T33"> factorial(-1)</text:span><text:span text:style-name="T32">? <text:s/>Or </text:span><text:span text:style-name="T33">factorial(2.5)</text:span><text:span text:style-name="T32">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list-level-position-and-space-mode="label-width-and-position"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list-level-position-and-space-mode="label-width-and-position"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3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6" draw:layer="backgroundobjects" svg:width="14.01cm" svg:height="0.837cm" svg:x="5.04cm" svg:y="20.009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7" draw:layer="backgroundobjects" svg:width="13.477cm" svg:height="0.552cm" svg:x="0cm" svg:y="3.993cm">
        <text:p/>
      </draw:rect>
      <draw:frame draw:style-name="gr3" draw:text-style-name="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gr4" draw:text-style-name="P7" draw:layer="backgroundobjects" svg:width="9.922cm" svg:height="0.414cm" svg:x="0cm" svg:y="3.621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5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6" draw:layer="backgroundobjects" svg:width="13.758cm" svg:height="1.448cm" svg:x="4.657cm" svg:y="19.131cm" presentation:class="footer">
        <draw:text-box>
          <text:p text:style-name="P6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7" draw:layer="backgroundobjects" svg:width="14.8cm" svg:height="0.745cm" svg:x="0cm" svg:y="7.217cm">
        <text:p/>
      </draw:rect>
      <draw:frame draw:style-name="gr3" draw:text-style-name="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_Beta$Linux OpenOffice.org_project/300m3$Build-9328</meta:generator>
    <meta:initial-creator>Sean Ho</meta:initial-creator>
    <meta:creation-date>2006-09-25T16:07:17</meta:creation-date>
    <dc:date>2008-09-29T14:32:01</dc:date>
    <meta:editing-cycles>19</meta:editing-cycles>
    <meta:editing-duration>PT04H30M41S</meta:editing-duration>
    <meta:document-statistic meta:object-count="127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